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278.43747mm" fo:page-width="196.87498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solid" draw:fill-color="#cdcad0" draw:opacity="100.0%" draw:stroke="none"/>
    </style:style>
    <style:style style:family="graphic" style:name="style-3">
      <style:graphic-properties draw:fill="solid" draw:fill-color="#b1b8c9" draw:opacity="100.0%" draw:stroke="none"/>
    </style:style>
    <style:style style:family="graphic" style:name="style-4">
      <style:graphic-properties draw:fill="solid" draw:fill-color="#a5a6b3" draw:opacity="100.0%" draw:stroke="none"/>
    </style:style>
    <style:style style:family="graphic" style:name="style-5">
      <style:graphic-properties draw:fill="solid" draw:fill-color="#5b699d" draw:opacity="100.0%" draw:stroke="none"/>
    </style:style>
  </office:automatic-styles>
  <office:body>
    <office:drawing>
      <draw:page draw:master-page-name="Default" draw:name="page1" draw:style-name="DP1">
        <draw:g draw:id="svg2">
          <draw:g draw:id="layer1">
            <draw:g draw:id="g1876">
              <draw:path svg:d="M 0.0 2976.5615 L 0.0 0.0 L 3968.7498 0.0 L 7937.4995 0.0 L 7937.4995 2976.5615 L 7937.4995 5953.1255 L 3968.7498 5953.1255 L 0.0 5953.1255 L 0.0 2976.5615 z" svg:height="59.531254mm" draw:style-name="style-2" svg:viewBox="0.0 0.0 7937.4995 5953.1255" svg:width="79.37499mm" svg:x="106.33313mm" svg:y="134.03053mm"/>
              <draw:path svg:d="M 0.0012111663 5596.442 L 0.0012111663 5239.7583 L 72.76163 5220.9673 C 112.77977 5210.6323 187.19383 5204.6104 238.1262 5207.585 C 289.05856 5210.5596 427.10144 5215.811 544.8882 5219.2573 C 666.0999 5222.802 776.0696 5239.629 798.2702 5258.026 C 827.7908 5282.491 856.62866 5283.3745 914.8414 5261.596 C 973.1164 5239.7954 1021.5471 5241.323 1111.2511 5267.7925 C 1176.7355 5287.1147 1256.5966 5300.021 1288.72 5296.4697 C 1320.8435 5292.9204 1392.2809 5310.4805 1447.4697 5335.4937 C 1502.6589 5360.507 1583.5326 5382.495 1627.1886 5384.3584 C 1670.8447 5386.2207 1795.8605 5396.969 1905.0011 5408.244 C 2084.9702 5426.835 2109.356 5423.5957 2167.0183 5373.434 C 2205.376 5340.0654 2268.3513 5317.7104 2325.7683 5317.079 C 2471.8386 5315.4756 3087.9807 5290.0117 3280.8345 5277.6113 C 3375.4229 5271.528 3470.673 5265.7095 3492.501 5264.6826 C 3663.1394 5256.6484 4358.864 5301.5713 4383.7783 5322.2324 C 4404.397 5339.3306 4432.4087 5339.024 4465.4497 5321.341 C 4514.641 5295.0146 4637.4565 5300.0645 4740.0684 5332.632 C 4768.355 5341.6094 4805.81 5337.7236 4823.3022 5323.9956 C 4840.793 5310.2676 4901.3257 5297.681 4957.817 5296.026 C 5014.308 5294.3706 5079.801 5286.8984 5103.3555 5279.4233 C 5153.9824 5263.355 5223.4966 5119.533 5199.4453 5080.619 C 5176.6704 5043.767 5071.2837 5046.3833 5032.915 5084.753 C 4987.7417 5129.9263 4728.7925 5113.3833 4700.901 5063.543 C 4682.612 5030.863 4640.4346 5027.042 4462.621 5041.9487 C 4343.7896 5051.9126 4208.1685 5075.7227 4161.241 5094.8623 C 4095.659 5121.608 4019.1423 5123.945 3830.5122 5104.9653 C 3695.538 5091.3823 3549.3862 5081.079 3505.7302 5082.0674 C 3462.0742 5083.0576 3331.105 5080.848 3214.6885 5077.16 C 3098.272 5073.4717 2925.631 5078.8813 2831.0427 5089.181 C 2736.4543 5099.4824 2586.0916 5113.2817 2496.9033 5119.8496 C 2407.715 5126.4175 2305.1191 5143.0522 2268.9119 5156.8193 C 2228.085 5172.3413 2164.0579 5172.55 2100.3428 5157.368 C 2043.8372 5143.905 1884.4961 5134.5723 1746.2511 5136.6284 C 1605.5931 5138.7197 1445.9784 5125.4097 1383.8193 5106.406 C 1298.5697 5080.3413 1255.5046 5079.4966 1198.611 5102.774 C 1121.6177 5134.2754 1099.8619 5134.95 489.48035 5124.77 C -4.3182116 5116.534 0.0012111663 5118.443 0.0012111663 4908.443 C 0.0012111663 4798.8066 11.489729 4735.816 33.074127 4727.1055 C 59.53246 4716.429 59.53246 4713.3433 33.074127 4711.672 C 6.879223 4710.018 0.0012111663 4219.872 0.0012111663 2354.7908 L 0.0012111663 0.0 L 3969.176 0.0 L 7938.351 0.0 L 7931.3115 718.12067 C 7924.9717 1364.8463 7919.7314 1439.1038 7878.6035 1465.0325 C 7844.1084 1486.7802 7814.979 1483.4631 7759.541 1451.4739 C 7631.885 1377.8107 7511.7944 1371.8373 7291.4487 1428.1936 C 7048.9995 1490.2004 6932.294 1555.5776 6784.03 1712.443 C 6708.934 1791.8939 6662.1187 1821.8986 6631.5503 1810.168 C 6598.9634 1797.664 6580.098 1814.2972 6559.3447 1873.8334 C 6543.8926 1918.1588 6502.3755 1973.3444 6467.0835 1996.468 C 6379.236 2054.0273 6386.414 2099.2104 6498.0215 2191.2073 C 6626.4873 2297.0989 6613.0776 2362.8167 6458.7886 2383.4695 C 6292.3267 2405.7502 6132.527 2321.8389 6108.389 2199.4756 C 6093.826 2125.6477 6099.4414 2108.0454 6141.0254 2097.171 C 6168.65 2089.9475 6191.251 2069.6968 6191.251 2052.1704 C 6191.251 2031.4529 6137.2876 2018.818 6036.9863 2016.0533 C 5897.125 2012.2002 5875.5557 2019.2831 5805.957 2091.929 C 5745.1895 2155.3552 5729.7827 2194.6294 5732.031 2280.3718 C 5733.8716 2350.5774 5749.994 2397.1526 5777.8525 2412.7427 C 5801.4927 2425.9717 5820.8345 2464.9116 5820.8345 2499.275 C 5820.8345 2536.7725 5853.899 2589.5762 5903.5317 2631.3389 C 5949.015 2669.6116 5981.757 2704.3333 5976.2925 2708.4998 C 5932.6836 2741.744 5787.4644 2781.1343 5754.7666 2768.5864 C 5732.4585 2760.026 5702.212 2721.4722 5687.5513 2682.9119 C 5663.3496 2619.256 5651.552 2614.2952 5559.4175 2629.0278 C 5469.013 2643.4844 5447.695 2635.305 5364.043 2554.0632 C 5244.673 2438.1335 5148.804 2411.588 5078.678 2475.0498 C 5006.979 2539.9377 4738.962 2530.6812 4621.85 2459.274 C 4575.5156 2431.0215 4511.104 2407.8608 4478.7134 2407.8076 C 4446.3228 2407.7527 4382.629 2385.0894 4337.1714 2357.4456 C 4255.743 2307.9268 4252.754 2307.9639 4135.1123 2360.002 C 4047.2932 2398.8499 3986.257 2408.4067 3904.3928 2396.1304 C 3750.8816 2373.11 3548.7573 2430.923 3276.419 2575.751 C 2949.8901 2749.3967 2459.0571 2845.1096 2172.3608 2791.0464 L 2076.9802 2773.0598 L 2174.3088 2723.0127 C 2227.8396 2695.487 2279.438 2646.0261 2288.972 2613.0986 C 2298.5059 2580.1694 2355.9111 2509.531 2416.5393 2456.1233 C 2525.6392 2360.015 2526.772 2357.1597 2526.772 2178.3108 L 2526.772 1997.6033 L 2725.2095 1980.6937 C 2958.602 1960.8032 3175.3406 1915.2439 3212.276 1878.3082 C 3253.6414 1836.9429 3312.1333 1847.4058 3376.251 1907.6427 C 3430.6301 1958.728 3446.7122 1960.7725 3576.0393 1933.0367 C 3678.3503 1911.0953 3719.344 1910.8418 3726.4316 1932.105 C 3755.9094 2020.5378 3965.4546 2011.648 4212.0674 1911.5006 C 4265.856 1889.6593 4327.982 1878.741 4350.1265 1887.2385 C 4372.2715 1895.7361 4397.427 1891.3032 4406.028 1877.3861 C 4434.223 1831.7639 4497.9175 1850.9052 4497.9175 1904.9991 C 4497.9175 1946.568 4480.279 1957.9158 4415.6743 1957.9158 C 4339.181 1957.9158 4334.707 1962.9994 4351.679 2030.6229 C 4376.32 2128.8 4377.5957 2129.383 4492.3643 2094.997 C 4606.982 2060.6582 4716.458 1932.365 4706.377 1844.2034 C 4695.471 1748.8313 4732.634 1675.756 4829.6846 1601.7311 C 4977.4985 1488.9877 4941.3667 1327.7717 4729.839 1156.2351 C 4519.8433 985.9419 4404.911 943.8918 4193.213 959.9034 C 4014.4104 973.42487 4001.38 970.45996 3917.416 897.1521 C 3868.946 854.8323 3823.015 820.20746 3815.3467 820.20746 C 3807.6785 820.20746 3746.7842 854.5578 3680.026 896.54004 C 3509.7388 1003.6281 3387.369 1021.1674 3298.4585 951.22986 C 3134.056 821.9112 2964.1284 941.72784 2942.528 1202.198 C 2927.0354 1389.0277 2894.0964 1417.7888 2740.0425 1378.9977 C 2550.5874 1331.2922 2521.5215 1340.7102 2341.5635 1508.1241 C 2247.709 1595.4379 2147.6345 1666.8741 2119.1753 1666.8741 C 2085.734 1666.8741 2064.4412 1687.8434 2058.9768 1726.1583 C 2054.1533 1759.9789 2018.5972 1800.6967 1976.1942 1820.957 C 1935.3137 1840.4907 1888.8586 1885.0214 1872.9606 1919.9158 C 1857.0619 1954.8087 1819.0717 1990.5656 1788.5377 1999.3763 C 1758.0043 2008.1857 1706.8474 2046.5344 1674.8561 2084.5957 C 1617.3883 2152.9668 1616.0233 2153.1946 1561.0807 2103.4722 C 1507.001 2054.5298 1503.0037 2054.4749 1415.7474 2101.4663 C 1366.399 2128.041 1319.9403 2165.6372 1312.5054 2185.0127 C 1288.272 2248.1646 1100.948 2345.946 970.4906 2363.5435 C 775.0477 2389.9065 508.18823 2632.5693 548.8626 2746.9438 C 555.7013 2766.1738 535.22754 2809.6562 503.36536 2843.5723 C 438.92365 2912.168 438.84714 3024.338 503.23395 3036.59 C 527.1315 3041.1377 555.0854 3013.4053 572.1356 2968.235 L 600.8253 2892.2256 L 984.1673 2892.2256 C 1195.0054 2892.2256 1381.9357 2883.3098 1399.5679 2872.4126 C 1424.0659 2857.273 1422.2524 2838.2932 1391.8782 2791.9363 C 1370.0171 2758.5725 1359.448 2723.9558 1368.3921 2715.011 C 1393.0034 2690.4001 1602.7643 2695.537 1727.9202 2723.8154 C 1788.9347 2737.6016 1886.3302 2756.5298 1944.3544 2765.88 C 2042.8778 2781.7544 2046.4799 2785.346 1998.8285 2820.1887 C 1970.765 2840.7107 1927.5862 2857.499 1902.8751 2857.499 C 1878.1646 2857.499 1829.8773 2880.2285 1795.5707 2908.0095 L 1733.1943 2958.5183 L 1805.8684 2991.6316 C 1845.8392 3009.8428 1878.5424 3031.7617 1878.542 3040.3398 C 1878.5416 3048.9182 1836.6053 3089.397 1785.3503 3130.2942 C 1723.8429 3179.3706 1674.8186 3199.1465 1641.153 3188.4624 C 1613.0991 3179.5579 1553.7245 3191.1074 1509.2097 3214.1277 C 1449.492 3245.0076 1414.9191 3248.8333 1377.335 3228.72 C 1303.168 3189.026 1247.5946 3194.72 1096.0403 3257.536 C 992.0227 3300.6487 941.4414 3343.0977 877.24774 3441.1553 C 831.3246 3511.3027 793.75116 3580.4006 793.75116 3594.7036 C 793.75116 3610.6992 868.098 3615.0884 986.8888 3606.1033 C 1126.9546 3595.5112 1222.7375 3603.9133 1335.4583 3636.6826 C 1519.348 3690.1404 1645.1587 3674.2273 1752.4608 3583.9387 C 1848.4429 3503.175 1994.4756 3474.803 2079.6267 3520.3735 C 2174.257 3571.0198 2220.2385 3516.6948 2145.772 3442.2292 C 2115.2124 3411.669 2090.2095 3374.7607 2090.2095 3360.2073 C 2090.2095 3345.6555 2073.053 3333.749 2052.0835 3333.749 C 1986.859 3333.749 1982.798 3289.9758 2041.141 3215.804 C 2084.7612 3160.3503 2111.765 3148.2146 2162.9546 3161.0625 C 2205.9363 3171.85 2245.3735 3162.5015 2276.7783 3134.081 C 2316.9006 3097.7717 2345.4846 3094.9976 2449.9473 3117.2764 C 2527.371 3133.7903 2599.292 3134.748 2638.6287 3119.7925 C 2673.5908 3106.5002 2734.1628 3095.3318 2773.2336 3094.9749 C 2812.3047 3094.6165 2914.5808 3070.8032 3000.5144 3042.058 C 3086.4478 3013.3115 3183.809 2989.7908 3216.873 2989.7908 C 3249.9368 2989.7908 3356.9375 2948.12 3454.652 2897.1865 C 3552.3665 2846.2546 3641.9714 2804.5823 3653.774 2804.5823 C 3665.5767 2804.5823 3698.2537 2856.6255 3726.3896 2920.231 C 3754.526 2983.8381 3792.206 3044.9392 3810.1233 3056.0125 C 3869.6824 3092.8223 4031.3481 3122.4248 4385.19 3161.3127 C 4577.851 3182.4856 4771.6772 3218.5266 4815.915 3241.4033 C 4860.1523 3264.278 4907.7505 3275.9473 4921.6895 3267.3335 C 4935.6274 3258.718 5018.6216 3259.7693 5106.121 3269.6687 C 5260.1177 3287.0916 5265.2095 3290.1375 5265.2095 3364.8276 C 5265.2095 3478.8127 5154.2363 3580.7625 5054.102 3558.7676 C 4994.6963 3545.721 4965.749 3554.643 4929.2695 3597.2488 C 4903.15 3627.754 4837.0815 3664.7495 4782.452 3679.4612 C 4673.862 3708.7002 4650.604 3768.8645 4738.9595 3791.9705 C 4776.6357 3801.8228 4816.0903 3785.2751 4860.281 3741.0837 L 4925.7676 3675.5967 L 5075.323 3731.5525 C 5260.908 3800.9878 5301.7363 3832.1326 5265.079 3876.303 C 5250.096 3894.356 5244.5386 3926.5874 5252.728 3947.9282 C 5260.917 3969.269 5249.2163 4002.0012 5226.7256 4020.6677 C 5204.2354 4039.3325 5185.8345 4082.9119 5185.8345 4117.5107 C 5185.8345 4174.129 5197.366 4180.4155 5301.204 4180.4155 C 5377.6016 4180.4155 5446.8706 4159.981 5506.2563 4119.9253 C 5630.3 4036.256 5730.256 4001.1953 5900.2095 3981.744 C 6112.3096 3957.4673 6217.6084 3918.71 6337.668 3820.7268 C 6417.479 3755.59 6486.5444 3726.8337 6611.511 3706.7092 C 6703.424 3691.907 6796.532 3664.935 6818.4185 3646.771 C 6840.305 3628.6067 6919.4814 3604.8743 6994.367 3594.0334 C 7252.725 3556.6294 7439.751 3522.82 7451.106 3511.4644 C 7481.117 3481.4517 7420.9844 3415.6077 7315.411 3362.8833 C 7187.8984 3299.2002 7038.0386 3305.7566 6954.3706 3378.6785 C 6927.0884 3402.456 6853.2153 3416.9045 6758.9204 3416.9045 C 6645.8477 3416.9045 6588.004 3431.193 6531.273 3473.1348 C 6463.0366 3523.584 6445.72 3525.9304 6362.8384 3495.9614 C 6280.3403 3466.1294 6262.201 3468.4373 6193.2373 3517.5444 L 6116.014 3572.5312 L 6021.3403 3516.6738 C 5922.8613 3458.5686 5905.55 3418.3677 5956.895 3367.0222 C 5979.559 3344.359 5950.674 3340.5574 5841.4507 3351.8293 C 5638.4736 3372.7793 5628.799 3326.1914 5821.1855 3254.2432 C 5908.3047 3221.6628 5979.5845 3184.551 5979.5845 3171.7742 C 5979.5845 3158.9954 6009.35 3148.5408 6045.73 3148.5408 C 6123.7427 3148.5408 6125.5493 3155.9934 6068.604 3242.9019 C 6012.2944 3328.8413 6032.077 3344.262 6195.478 3341.796 C 6314.2446 3340.0051 6338.586 3329.7166 6395.199 3257.3777 C 6432.9595 3209.1296 6484.087 3174.999 6518.606 3174.999 C 6589.826 3174.999 6641.0425 3128.516 6641.0425 3063.8752 C 6641.0425 3011.2444 6615.792 3008.9949 6369.8447 3039.7197 C 6235.536 3056.4985 6217.709 3053.3188 6217.709 3012.5913 C 6217.709 2987.2166 6229.4263 2959.2144 6243.746 2950.3647 C 6258.067 2941.5137 6286.099 2878.3037 6306.0396 2809.897 C 6341.442 2688.4492 6345.28 2685.092 6469.022 2667.325 C 6564.4644 2653.621 6619.673 2625.7673 6692.6626 2554.4944 C 6745.965 2502.4465 6830.571 2447.818 6880.6743 2433.0999 C 6992.8696 2400.1433 7698.44 2424.5022 7838.6035 2466.1729 L 7938.1436 2495.7656 L 7931.2075 3463.7686 L 7924.2715 4431.7715 L 7844.8965 4440.726 C 7753.6577 4451.021 7699.376 4488.3667 7699.376 4540.844 C 7699.376 4566.403 7734.9478 4577.292 7818.4385 4577.292 L 7937.501 4577.292 L 7937.501 5265.209 L 7937.501 5953.1255 L 3968.751 5953.1255 L 0.0012111663 5953.1255 L 0.0012111663 5596.442 z M 4891.4175 5425.9824 C 4896.838 5424.8696 4886.559 5406.2305 4868.5757 5384.562 C 4832.2812 5340.829 4788.9595 5354.643 4788.9595 5409.9497 C 4788.9595 5440.303 4807.5474 5443.2114 4891.4175 5425.9824 z M 6045.825 5185.834 C 6153.4697 5185.834 6297.084 5110.0146 6297.084 5053.187 C 6297.084 4990.0317 6256.347 4983.6387 6233.4897 5043.205 C 6221.0293 5075.676 6196.101 5081.835 6128.4897 5069.152 C 6065.9355 5057.4165 6030.1416 5064.191 6006.928 5092.162 C 5981.6196 5122.6562 5961.7734 5125.2466 5920.9243 5103.3843 C 5891.7173 5087.7534 5837.037 5080.85 5799.412 5088.041 C 5761.7876 5095.234 5673.3916 5082.5117 5602.9775 5059.771 C 5504.0874 5027.833 5467.7954 5025.5806 5443.505 5049.87 C 5395.341 5098.0356 5541.593 5212.292 5651.409 5212.292 C 5699.219 5212.292 5745.3013 5223.561 5753.813 5237.3345 C 5763.131 5252.4106 5812.4585 5247.1465 5877.7637 5224.105 C 5937.4243 5203.055 6013.052 5185.834 6045.825 5185.834 z M 7034.1274 5056.4443 C 7087.782 5022.4478 7027.2627 4995.65 6944.0156 5016.5435 C 6892.517 5029.469 6883.4985 5040.014 6909.726 5056.636 C 6954.825 5085.2183 6988.799 5085.165 7034.1274 5056.4443 z M 7580.4287 5053.355 C 7601.1787 5019.78 7527.11 4989.502 7486.1514 5014.8174 C 7463.859 5028.5938 7465.304 5039.846 7491.4995 5056.4443 C 7538.7993 5086.415 7560.4614 5085.662 7580.4287 5053.355 z M 7338.2803 5033.4062 C 7355.414 5005.6836 7288.2583 4917.8545 7266.5356 4939.576 C 7248.5117 4957.6 7090.834 4820.3667 7090.834 4786.6562 C 7090.834 4776.2837 7189.0605 4757.6753 7309.115 4745.305 C 7568.781 4718.5483 7601.2163 4669.0063 7395.105 4613.9663 C 7229.327 4569.696 7044.0337 4605.3525 6956.6836 4698.333 C 6923.5283 4733.6245 6882.076 4762.5005 6864.566 4762.5005 C 6847.056 4762.5005 6817.908 4780.3594 6799.7925 4802.188 C 6774.523 4832.6353 6704.4736 4841.9595 6498.897 4842.236 C 6222.5806 4842.609 6111.876 4858.181 6111.876 4896.678 C 6111.876 4920.9 6211.0205 4941.2866 6416.1465 4959.247 C 6488.907 4965.618 6584.824 4978.5596 6629.295 4988.0083 C 6686.9126 5000.2495 6720.163 4993.1245 6744.9834 4963.2183 C 6800.9907 4895.732 6967.897 4909.0728 7041.7554 4986.938 C 7088.578 5036.302 7131.6216 5052.741 7214.9497 5053.0835 C 7275.9375 5053.3354 7331.4365 5044.481 7338.2803 5033.4062 z M 4709.5845 4894.792 C 4803.4346 4803.0503 4938.396 4785.6724 4966.453 4861.719 C 4993.848 4935.9688 5024.7534 4943.804 5229.2256 4928.34 C 5351.147 4919.1187 5435.511 4924.3574 5457.383 4942.509 C 5482.403 4963.275 5566.7026 4963.2007 5759.526 4942.2427 L 6026.967 4913.1763 L 5955.612 4853.136 C 5916.366 4820.1133 5843.198 4789.1865 5793.0146 4784.411 C 5742.831 4779.636 5707.725 4763.823 5715.001 4749.2715 C 5722.277 4734.718 5757.9956 4726.868 5794.376 4731.824 C 5938.5435 4751.466 6468.914 4764.9536 6526.7085 4750.4487 C 6597.971 4732.562 6608.2666 4670.056 6544.011 4645.4004 C 6519.748 4636.089 6430.451 4621.2124 6345.5737 4612.342 C 6249.023 4602.2505 6191.251 4583.92 6191.251 4563.3784 C 6191.251 4484.055 5901.1606 4476.914 5566.882 4548.008 C 5437.342 4575.5596 5295.636 4617.157 5251.98 4640.4487 C 5162.1367 4688.384 5064.591 4695.9478 5040.4297 4656.8545 C 5020.5757 4624.7295 4695.8965 4642.038 4233.6216 4699.8657 L 4114.8457 4714.724 L 4177.021 4765.07 C 4220.759 4800.486 4281.0186 4815.417 4380.225 4815.417 C 4515.0947 4815.417 4582.0435 4845.9224 4524.8076 4881.295 C 4510.018 4890.435 4497.9175 4915.0703 4497.9175 4936.0415 C 4497.9175 5003.0254 4623.997 4978.4565 4709.5845 4894.792 z M 1613.9595 4807.6304 C 1650.3397 4789.2256 1680.1053 4757.436 1680.1053 4736.989 C 1680.1053 4684.7695 1446.808 4628.723 1347.7257 4657.1406 C 1266.1682 4680.5303 1177.6635 4662.392 1045.1053 4595.117 C 917.5348 4530.375 635.3421 4564.207 523.9651 4657.594 C 475.8943 4697.902 444.559 4739.0444 454.3311 4749.0225 C 464.103 4759.003 618.8844 4770.4556 798.2892 4774.475 C 977.6942 4778.496 1178.0585 4793.815 1243.5428 4808.5186 C 1413.0116 4846.57 1537.5829 4846.2715 1613.9595 4807.6304 z M 3685.8794 4808.8027 C 3727.6106 4777.955 3727.087 4769.942 3678.0964 4689.74 C 3634.7263 4618.7383 3609.1985 4603.7505 3531.6467 4603.7505 C 3479.9885 4603.7505 3406.9326 4623.924 3369.3 4648.5815 C 3304.524 4691.0254 3298.9902 4690.8335 3265.4634 4644.9834 C 3203.7332 4560.562 3006.9558 4528.8584 2696.542 4553.324 C 2542.5305 4565.4614 2310.1868 4579.337 2180.2236 4584.157 C 1908.1421 4594.2485 1865.7747 4609.829 1906.0032 4684.997 C 1930.3242 4730.442 1954.3658 4734.9814 2108.149 4723.1685 C 2254.4998 4711.9272 2297.2756 4718.776 2372.9937 4765.5723 C 2451.865 4814.3174 2487.4126 4819.141 2653.7844 4803.6787 C 2935.7405 4777.472 3165.8147 4781.0493 3219.842 4812.48 C 3287.4724 4851.823 3631.3496 4849.1104 3685.8794 4808.8027 z M 7745.6777 4163.74 C 7786.3 4152.8545 7805.209 4127.756 7805.209 4084.727 C 7805.209 4006.0286 7711.7466 3909.0095 7651.72 3925.399 C 7626.998 3932.1475 7561.5557 3945.3088 7506.291 3954.6462 C 7431.288 3967.3167 7392.7383 3993.0596 7354.255 4056.1743 C 7325.899 4102.6797 7302.6543 4149.6587 7302.6 4160.572 C 7302.4824 4184.13 7660.053 4186.686 7745.6777 4163.74 z M 2174.908 3956.8489 C 2509.754 3865.2346 2516.6816 3860.5903 2451.4946 3771.442 C 2374.8662 3666.6453 1806.3585 3660.3247 1660.2616 3762.6455 C 1620.2434 3790.672 1587.5011 3830.424 1587.5011 3850.9849 C 1587.5011 3871.544 1620.2434 3896.3228 1660.2616 3906.0476 C 1700.2797 3915.771 1756.5073 3939.8103 1785.211 3959.4683 C 1852.9355 4005.8462 1999.4248 4004.8628 2174.908 3956.8489 z M 5194.453 3916.333 C 5232.2407 3881.0784 5054.5923 3834.035 4998.0156 3864.3142 C 4896.438 3918.676 4958.422 3975.06 5093.23 3950.927 C 5136.886 3943.111 5182.4365 3927.5435 5194.453 3916.333 z M 3126.951 3767.3047 C 3140.8828 3758.694 3138.7234 3737.4436 3121.8503 3717.1138 C 3100.3071 3691.1545 3101.4485 3667.666 3126.1782 3628.0674 C 3169.5298 3558.6514 3149.7676 3541.574 3010.9434 3528.4885 C 2910.2239 3518.9944 2885.0608 3528.6902 2791.3552 3613.094 L 2685.522 3708.4226 L 2751.5413 3762.0918 C 2806.928 3807.1165 2840.529 3813.0608 2960.1748 3798.9983 C 3038.6128 3789.7805 3113.6619 3775.5178 3126.951 3767.3047 z M 873.12616 3730.624 C 851.2981 3716.518 815.5792 3704.9763 793.75116 3704.9763 C 758.4735 3704.9763 758.4735 3707.8267 793.75116 3730.624 C 815.5792 3744.7317 851.2981 3756.2732 873.12616 3756.2732 C 908.4038 3756.2732 908.4038 3753.423 873.12616 3730.624 z M 4662.966 3621.3687 C 4815.9277 3531.5146 4824.362 3520.4543 4854.4956 3370.1777 C 4876.8955 3258.4646 4828.902 3244.3408 4645.694 3308.7344 C 4565.144 3337.045 4468.7944 3360.2073 4431.583 3360.2073 C 4394.3716 3360.2073 4321.183 3378.068 4268.941 3399.8948 C 4216.6987 3421.7234 4142.4033 3439.5823 4103.84 3439.5823 C 4064.8708 3439.5823 3990.6694 3475.0728 3936.8013 3519.4758 C 3846.9814 3593.512 3831.6155 3597.512 3727.1448 3574.0378 C 3665.1418 3560.1062 3604.1228 3555.0679 3591.5474 3562.8403 C 3578.9714 3570.6128 3533.9133 3562.5706 3491.4175 3544.9683 C 3447.8167 3526.9075 3382.24 3520.9727 3340.9053 3531.3484 L 3267.6577 3549.7322 L 3333.7773 3586.324 C 3370.143 3606.4504 3437.8174 3623.3389 3484.164 3623.854 C 3530.511 3624.3691 3601.9485 3637.6887 3642.914 3653.4517 C 3774.505 3704.0864 3922.3875 3719.8994 4220.105 3715.1711 C 4499.067 3710.7415 4517.448 3706.848 4662.966 3621.3687 z M 974.4636 3204.7969 C 994.4519 3192.125 1005.8821 3149.437 1000.922 3105.9836 C 989.37695 3004.8462 905.085 2992.7815 804.0144 3077.7974 C 738.2022 3133.1572 708.34094 3140.2175 588.6991 3128.71 C 495.38034 3119.7358 449.79285 3125.1394 449.79285 3145.1753 C 449.79285 3161.5793 482.53513 3175.8484 522.5533 3176.8853 C 631.9317 3179.721 803.644 3202.5312 817.1299 3216.017 C 836.8663 3235.7544 936.88275 3228.6213 974.4636 3204.7969 z M 5359.1504 3838.6213 C 5333.926 3797.808 5417.3657 3754.4163 5531.324 3749.0854 C 5648.036 3743.6255 5700.2915 3788.7212 5616.9004 3822.9358 C 5542.5737 3853.4314 5374.6206 3863.652 5359.1504 3838.6213 z M 2227.8633 3020.123 C 2200.4465 3002.7324 2201.778 2991.5105 2234.478 2964.3723 C 2267.049 2937.3408 2283.4712 2937.079 2314.8137 2963.0918 C 2384.2827 3020.7449 2307.862 3070.871 2227.8633 3020.123 z" svg:height="59.531254mm" draw:style-name="style-3" svg:viewBox="0.0 0.0 7938.3516 5953.1255" svg:width="79.383514mm" svg:x="106.333115mm" svg:y="134.03053mm"/>
              <draw:path svg:d="M 0.3659741 5744.2896 C 0.3659741 5578.266 8.945675 5532.161 42.217422 5519.394 C 110.99855 5493.0 957.58685 5502.4795 1071.9285 5530.9224 C 1253.1877 5576.015 2610.0862 5591.8105 3426.72 5558.3354 C 3848.7302 5541.0366 4354.746 5521.742 4551.199 5515.4585 C 4747.6523 5509.175 5064.999 5490.2886 5256.4146 5473.4907 C 5575.0264 5445.529 5606.699 5437.992 5631.146 5384.3374 C 5647.091 5349.343 5698.7524 5314.0093 5759.368 5296.6396 C 5815.203 5280.639 5926.371 5248.178 6006.407 5224.501 C 6206.9917 5165.163 6683.7827 5080.655 6820.001 5080.296 C 6896.1914 5080.0957 6948.949 5096.5 6983.624 5131.175 C 7011.77 5159.321 7121.6777 5218.852 7227.8623 5263.4663 C 7427.695 5347.4277 7593.254 5364.9575 7779.1157 5321.835 C 7934.9287 5285.6855 7937.8657 5291.5317 7937.8657 5637.8296 L 7937.8657 5953.1255 L 3969.1157 5953.1255 L 0.3659741 5953.1255 L 0.3659741 5744.2896 z M 0.3659741 2196.0408 L 0.3659741 0.0 L 3969.1157 0.0 L 7937.8657 0.0 L 7937.8657 713.444 C 7937.8657 1402.906 7936.0635 1427.8529 7884.2505 1455.5822 C 7841.6055 1478.4053 7815.0566 1473.1827 7754.4893 1430.054 C 7625.7466 1338.3816 7262.818 1375.9099 7013.9395 1506.6304 C 6961.8438 1533.993 6898.205 1563.0771 6872.5205 1571.2614 C 6846.8364 1579.4473 6815.46 1613.2372 6802.797 1646.3538 C 6768.514 1735.9994 6684.274 1800.9001 6612.4976 1792.963 C 6564.2817 1787.6306 6546.933 1800.1556 6540.5034 1844.9414 C 6531.6685 1906.4751 6420.174 2010.8324 6363.266 2010.8324 C 6345.1826 2010.8324 6314.708 1991.9414 6295.545 1968.8518 C 6270.051 1938.1334 6235.464 1931.3073 6166.6284 1943.4076 C 6114.8867 1952.5043 6029.0664 1966.5829 5975.916 1974.6945 C 5922.765 1982.8044 5839.4214 2022.7292 5790.7075 2063.4165 C 5710.2046 2130.6538 5702.32 2150.031 5704.1455 2276.152 C 5705.5986 2376.5579 5719.0615 2424.3489 5752.8486 2449.055 C 5788.264 2474.9514 5793.1313 2494.6577 5772.9985 2530.6328 C 5753.061 2566.2588 5710.205 2579.1812 5600.829 2582.5466 C 5475.965 2586.3884 5447.122 2577.731 5398.5083 2521.8203 C 5367.3247 2485.9568 5299.0483 2438.7456 5246.783 2416.9075 C 5157.94 2379.7876 5146.9175 2380.779 5077.4434 2432.1423 C 4975.0137 2507.8726 4732.913 2508.9868 4637.794 2434.1658 C 4600.794 2405.0623 4532.5303 2381.249 4486.097 2381.249 C 4431.8877 2381.249 4380.938 2359.1785 4343.734 2319.5764 C 4287.5356 2259.756 4287.264 2256.5732 4334.7007 2213.643 C 4361.5986 2189.3003 4436.1978 2151.084 4500.4756 2128.716 C 4685.4165 2064.3596 4740.8174 2004.8396 4740.8174 1870.5083 C 4740.8174 1807.2354 4749.0146 1742.2021 4759.034 1725.9904 C 4799.3237 1660.8005 4972.6274 1565.4979 5025.662 1579.3666 C 5094.119 1597.2676 5097.7983 1545.7753 5030.6304 1509.8279 C 5003.2764 1495.1873 4962.6235 1437.5438 4940.291 1381.73 C 4894.712 1267.8142 4748.8867 1125.3472 4571.4067 1021.337 C 4469.888 961.8429 4419.8193 951.338 4225.122 948.68475 C 4035.0432 946.0945 3989.7703 937.0237 3950.5388 893.6736 C 3855.1106 788.22784 3815.7886 784.7542 3682.8953 870.0316 C 3512.5662 979.3305 3363.1003 1001.9228 3296.5833 928.4228 C 3228.7427 853.45966 3088.5994 854.87103 3017.456 931.2343 C 2953.7441 999.6216 2911.1365 1137.764 2910.9302 1276.6138 C 2910.7644 1388.0475 2909.2988 1388.5287 2700.7085 1345.4548 C 2567.2722 1317.8999 2543.1406 1320.4094 2441.1472 1372.4509 C 2379.301 1404.0057 2328.6992 1439.3444 2328.6992 1450.9813 C 2328.6992 1507.1681 2173.5012 1640.4158 2108.0579 1640.4158 C 2062.1558 1640.4158 2037.6576 1654.6655 2037.6576 1681.3645 C 2037.6576 1733.0151 1797.1127 1975.8022 1733.5712 1988.2854 C 1707.4851 1993.411 1672.9592 2021.4164 1656.8474 2050.52 C 1640.7357 2079.625 1624.6498 2108.325 1621.1011 2114.3 C 1617.552 2120.2734 1590.1659 2103.0054 1560.2424 2075.9253 C 1507.4546 2028.1521 1503.1674 2028.1246 1416.1122 2075.008 C 1366.7638 2101.5828 1320.3052 2139.179 1312.8701 2158.5544 C 1289.0825 2220.5435 1082.6713 2332.468 978.44617 2339.8918 C 797.20544 2352.8013 476.61594 2618.61 476.61594 2755.9727 C 476.61594 2802.4023 454.98996 2827.6025 396.05682 2849.8477 C 321.9694 2877.8127 315.93475 2889.4382 320.93948 2994.5547 C 323.9325 3057.419 317.51694 3128.9634 306.68286 3153.542 C 285.27994 3202.0984 264.01245 3196.3447 673.24396 3252.7156 C 788.66547 3268.6157 888.9232 3287.4453 896.0392 3294.5623 C 903.1552 3301.6772 883.1334 3335.0085 851.54663 3368.6323 C 819.9596 3402.2542 794.0964 3440.9033 794.0725 3454.5168 C 793.9924 3500.1228 583.7777 3677.7073 529.87335 3677.7073 C 500.5817 3677.7073 476.61594 3693.1118 476.61594 3711.9382 C 476.61594 3732.3052 542.3427 3760.7498 638.9124 3782.1729 C 759.9917 3809.035 804.64844 3831.3318 814.7528 3869.9712 C 826.4642 3914.7551 842.993 3919.327 936.88354 3903.7546 C 996.60596 3893.8489 1074.2954 3886.5964 1109.5262 3887.638 C 1144.7571 3888.6797 1198.3969 3873.272 1228.7258 3853.3992 C 1297.9226 3808.0596 1402.6576 3841.7024 1402.6576 3909.2695 C 1402.6576 3972.9736 1742.5758 4108.419 1898.6681 4106.9106 C 2090.2205 4105.06 2048.8665 4149.0933 1850.3192 4158.3936 C 1722.8811 4164.362 1653.7631 4156.5605 1635.1982 4134.114 C 1596.787 4087.671 1542.0842 4092.9905 1512.3868 4146.057 C 1491.0719 4184.1445 1480.8977 4176.0005 1446.2761 4093.1406 C 1419.1427 4028.2012 1388.1671 3995.2073 1354.3306 3995.2073 C 1292.194 3995.2073 1248.1659 4045.7275 1257.925 4105.827 C 1267.5897 4165.3438 1201.8668 4187.513 1154.9232 4140.5684 C 1108.9042 4094.5503 766.5518 4080.9822 535.5608 4116.0234 C 430.785 4131.9175 347.80862 4205.146 365.1616 4266.4067 C 368.2531 4277.3203 352.449 4286.2505 330.04102 4286.2505 C 307.6332 4286.2505 242.62326 4310.062 185.5743 4339.1675 C -16.891531 4442.457 0.3659741 4642.151 0.3659741 2196.0408 z M 1958.2826 1666.8741 C 1958.2826 1652.3224 1946.3763 1640.4158 1931.8242 1640.4158 C 1917.2721 1640.4158 1905.3658 1652.3224 1905.3658 1666.8741 C 1905.3658 1681.4275 1917.2721 1693.3324 1931.8242 1693.3324 C 1946.3763 1693.3324 1958.2826 1681.4275 1958.2826 1666.8741 z M 7646.8237 4265.42 C 7646.8237 4253.9624 7683.403 4241.8022 7728.1104 4238.395 C 7777.986 4234.595 7802.9424 4242.6436 7792.6943 4259.2256 C 7773.1953 4290.7754 7646.8237 4296.1416 7646.8237 4265.42 z M 3347.345 4233.334 C 3338.1091 4218.3896 3359.7788 4206.874 3397.139 4206.874 C 3433.519 4206.874 3470.6428 4218.781 3479.6367 4233.334 C 3488.8726 4248.2764 3467.203 4259.7925 3429.8428 4259.7925 C 3393.4626 4259.7925 3356.3386 4247.8857 3347.345 4233.334 z M 2315.47 4206.874 C 2306.4763 4192.3223 2311.0242 4180.4155 2325.5764 4180.4155 C 2340.1287 4180.4155 2359.393 4192.3223 2368.3867 4206.874 C 2377.3804 4221.4272 2372.8325 4233.334 2358.2803 4233.334 C 2343.728 4233.334 2324.4636 4221.4272 2315.47 4206.874 z M 4134.4805 4214.661 C 4101.7383 4208.353 4074.949 4190.7656 4074.949 4175.5728 C 4074.949 4158.3237 4042.657 4154.771 3988.9595 4166.111 C 3802.0745 4205.5786 3528.6448 4176.8193 3481.8105 4112.7695 C 3444.9412 4062.348 3442.7861 4062.5337 3360.6565 4123.255 C 3270.282 4190.0713 3243.5447 4183.3467 3242.3066 4093.4895 C 3241.2227 4014.867 3151.6577 4000.9402 3098.2068 4071.0813 C 3058.3792 4123.3457 3044.0818 4124.7954 2809.6108 4100.34 C 2528.3523 4071.0054 2434.5325 4051.318 2434.5325 4021.6284 C 2434.5325 3995.3655 2502.628 3968.749 2569.8186 3968.749 C 2598.1895 3968.749 2628.255 3950.89 2636.6309 3929.0615 C 2645.0073 3907.2346 2672.018 3889.374 2696.6548 3889.374 C 2721.2915 3889.374 2752.8267 3877.997 2766.733 3864.0913 C 2780.639 3850.1855 2893.153 3835.3027 3016.7644 3831.0183 C 3226.9434 3823.7336 3242.0596 3819.37 3249.9663 3763.697 C 3257.473 3710.8447 3273.5652 3704.1658 3393.4253 3704.1658 C 3467.6775 3704.1658 3629.5662 3723.118 3753.1772 3746.2803 C 3876.788 3769.4426 4013.6948 3781.241 4057.4138 3772.4963 C 4101.133 3763.7534 4231.823 3764.5142 4347.8374 3774.1904 C 4504.865 3787.2856 4569.4497 3804.2517 4600.553 3840.5786 C 4623.5327 3867.4163 4676.399 3889.374 4718.034 3889.374 C 4814.3667 3889.374 4800.654 3938.6604 4689.0176 3993.6587 C 4642.9824 4016.3398 4605.047 4041.099 4604.7163 4048.6826 C 4603.846 4068.6572 4873.502 4057.1287 4928.2305 4034.8513 C 4954.2593 4024.2576 4974.532 4027.741 4974.532 4042.8062 C 4974.532 4057.5486 4917.9775 4089.7202 4848.8555 4114.3003 C 4659.839 4181.517 4551.199 4204.448 4551.199 4177.126 C 4551.199 4163.829 4521.279 4160.459 4484.7095 4169.6377 C 4448.1406 4178.8154 4402.1987 4173.0293 4382.616 4156.777 C 4355.6196 4134.372 4330.7095 4140.053 4279.5684 4180.2817 C 4242.4736 4209.4595 4208.0483 4231.7124 4203.0674 4229.7295 C 4198.087 4227.748 4167.2227 4220.9673 4134.4805 4214.661 z M 3902.905 4004.7222 C 3926.7761 3980.851 3984.1814 3952.7551 4030.4722 3942.2874 C 4100.5215 3926.447 4106.5186 3919.8032 4066.2295 3902.6758 C 4009.7622 3878.6704 3774.4587 3984.9722 3798.3813 4023.681 C 3820.6252 4059.672 3854.0115 4053.6162 3902.905 4004.7222 z M 3625.1575 3972.996 C 3625.1575 3939.0334 3499.646 3889.374 3413.8074 3889.374 C 3333.5696 3889.374 3293.1626 3923.8906 3320.8867 3968.749 C 3340.5989 4000.6445 3625.1575 4004.6157 3625.1575 3972.996 z M 7884.9487 4206.874 C 7884.9487 4192.3223 7896.8555 4180.4155 7911.407 4180.4155 C 7925.959 4180.4155 7937.8657 4192.3223 7937.8657 4206.874 C 7937.8657 4221.4272 7925.959 4233.334 7911.407 4233.334 C 7896.8555 4233.334 7884.9487 4221.4272 7884.9487 4206.874 z M 6964.112 4095.663 C 6943.6084 4075.159 6802.881 4060.6006 6436.355 4041.0686 C 6418.165 4040.098 6403.282 4017.4766 6403.282 3990.7986 C 6403.282 3964.1191 6391.3755 3942.2908 6376.8237 3942.2908 C 6362.272 3942.2908 6350.3657 3933.3425 6350.3657 3922.405 C 6350.3657 3886.0215 6657.0273 3757.0823 6743.5596 3757.0823 C 6790.4185 3757.0823 6861.0186 3734.4077 6900.4473 3706.6946 C 6946.744 3674.1545 7064.496 3644.2356 7232.889 3622.2278 C 7403.964 3599.8696 7498.431 3575.6707 7507.5654 3551.8672 C 7534.695 3481.169 7463.9336 3390.1685 7338.787 3334.81 C 7194.3105 3270.901 7051.9097 3274.9397 6943.4204 3346.0254 C 6887.5205 3382.6526 6841.164 3389.4434 6733.4463 3376.7825 C 6618.2896 3363.2483 6583.6274 3369.6465 6525.829 3415.1104 C 6481.2974 3450.139 6437.313 3463.6135 6403.0225 3452.7292 C 6337.3916 3431.8987 6359.5425 3386.6658 6435.374 3386.6658 C 6465.8594 3386.6658 6565.317 3344.995 6656.3926 3294.0615 C 6747.4683 3243.1296 6840.8857 3201.4573 6863.9873 3201.4573 C 6920.9766 3201.4573 6916.817 3176.7043 6847.4087 3102.8247 C 6798.191 3050.4346 6793.962 3032.246 6820.9507 2989.03 C 6875.0767 2902.3606 6861.008 2763.4204 6793.5425 2718.3538 L 6734.011 2678.5872 L 6786.8657 2619.8132 C 6900.0674 2493.936 6966.1426 2479.7202 7290.717 2511.4124 C 7559.582 2537.6655 7606.702 2550.436 7763.3647 2639.5054 L 7937.3755 2738.4365 L 7937.621 2998.2964 C 7937.8745 3267.3545 7920.211 3317.92 7819.1245 3337.51 C 7754.713 3349.9949 7736.8506 3408.7202 7791.1304 3429.549 C 7815.257 3438.8071 7856.71 3425.4521 7885.9346 3399.0034 C 7937.2964 3352.5222 7937.8657 3355.9683 7937.8657 3713.2947 C 7937.8657 3996.4153 7930.2456 4074.5823 7902.649 4074.5823 C 7883.28 4074.5823 7851.009 4043.8962 7830.9355 4006.389 C 7772.559 3897.3113 7715.1973 3880.4663 7524.6 3916.43 C 7382.6523 3943.2126 7347.8525 3960.781 7310.0815 4024.721 C 7285.286 4066.6968 7258.6353 4102.0693 7250.859 4103.3257 C 7150.3354 4119.5635 6983.556 4115.1064 6964.112 4095.663 z M 7278.9404 3978.9277 C 7309.628 3941.95 7307.6846 3937.4912 7264.5283 3945.8547 C 7237.0938 3951.171 7209.6914 3970.4026 7203.635 3988.5928 C 7187.9194 4035.7927 7236.9717 4029.4963 7278.9404 3978.9277 z M 5927.032 4089.373 C 5927.032 4082.957 5938.939 4070.3481 5953.4907 4061.353 C 5968.0425 4052.3599 5979.949 4057.6099 5979.949 4073.0208 C 5979.949 4088.4316 5968.0425 4101.0405 5953.4907 4101.0405 C 5938.939 4101.0405 5927.032 4095.7905 5927.032 4089.373 z M 6178.3867 4048.124 C 6187.38 4033.5723 6211.8955 4021.6655 6232.8647 4021.6655 C 6253.834 4021.6655 6270.9907 4033.5723 6270.9907 4048.124 C 6270.9907 4062.6772 6246.475 4074.5823 6216.512 4074.5823 C 6186.55 4074.5823 6169.3926 4062.6772 6178.3867 4048.124 z M 2547.4875 3747.779 C 2450.2817 3699.5825 2454.7073 3654.5984 2561.043 3609.9902 L 2659.4282 3568.7168 L 2474.22 3487.6624 C 2372.3552 3443.0835 2274.129 3394.711 2255.9387 3380.169 C 2205.5005 3339.8452 2216.3884 3307.2908 2280.314 3307.2908 C 2311.91 3307.2908 2359.7358 3287.405 2386.5925 3263.1008 C 2416.508 3236.0273 2490.4275 3216.1465 2577.4224 3211.775 C 2655.522 3207.8506 2812.749 3174.1592 2926.816 3136.9038 C 3040.8828 3099.6484 3178.4138 3069.1658 3232.441 3069.1658 C 3286.4673 3069.1658 3364.1882 3055.4312 3405.154 3038.6426 C 3520.4255 2991.4023 3553.2727 2989.9763 3583.7407 3030.8896 C 3631.0269 3094.3855 3816.1826 3180.4138 3955.8867 3203.7988 C 4028.647 3215.9785 4182.103 3237.962 4296.9 3252.6494 C 4499.3384 3278.5488 4593.4136 3307.2908 4475.7476 3307.2908 C 4344.071 3307.2908 3925.7693 3440.2349 3889.7407 3493.5342 C 3882.4648 3504.2974 3759.9683 3502.3418 3617.5266 3489.1868 C 3436.2422 3472.4436 3342.142 3474.044 3303.881 3494.5208 C 3269.0627 3513.155 3184.6826 3517.2925 3071.4368 3505.9204 C 2908.5608 3489.5632 2887.1611 3493.4211 2816.2283 3551.9253 C 2773.6445 3587.049 2717.9673 3623.3906 2692.5012 3632.6875 C 2665.0493 3642.7078 2646.1992 3676.8562 2646.1992 3716.5647 C 2646.1992 3789.1152 2636.8313 3792.077 2547.4875 3747.779 z M 1111.8826 3707.0144 C 1013.23834 3679.558 1091.2207 3645.0251 1204.062 3666.1948 C 1255.4027 3675.826 1303.933 3694.2632 1311.9071 3707.166 C 1328.5806 3734.1445 1209.0304 3734.0525 1111.8826 3707.0144 z M 1852.4492 3629.2622 C 1852.4492 3595.8083 1981.8914 3533.7466 2004.503 3556.3599 C 2015.4161 3567.2715 2001.2523 3593.0872 1973.0277 3613.7253 C 1916.3052 3655.2021 1852.4492 3663.4302 1852.4492 3629.2622 z M 6044.537 3453.6528 C 5990.072 3412.4587 5991.2275 3411.8967 6145.3296 3404.5957 C 6250.958 3399.5928 6263.499 3410.0332 6212.782 3460.7502 C 6170.101 3503.4302 6106.8193 3500.7625 6044.537 3453.6528 z M 1085.1576 3096.556 C 1085.1576 3065.1543 1172.7189 3016.249 1228.939 3016.249 C 1282.9485 3016.249 1282.6221 3085.2598 1228.5144 3106.024 C 1164.8263 3130.462 1085.1576 3125.2007 1085.1576 3096.556 z M 6387.3975 2952.7258 C 6364.5356 2893.146 6416.0894 2839.556 6555.6616 2777.8171 C 6704.1157 2712.1477 6707.099 2712.2834 6709.642 2784.7385 C 6710.791 2817.4822 6716.744 2861.126 6722.871 2881.7273 C 6730.211 2906.406 6702.4194 2927.3364 6641.407 2943.0784 C 6437.1875 2995.7708 6404.394 2997.0156 6387.3975 2952.7258 z M 2401.4597 2759.8855 C 2343.8318 2744.8267 2342.58 2715.6682 2397.6016 2670.0042 C 2420.9453 2650.6301 2450.6628 2606.8523 2463.6396 2572.72 C 2477.6226 2535.9424 2535.336 2489.3835 2605.3086 2458.4312 C 2670.2488 2429.7053 2730.6428 2394.454 2739.5166 2380.096 C 2748.3906 2365.738 2796.5085 2336.9187 2846.4458 2316.0527 C 2947.8918 2273.6667 2964.4175 2224.6533 2884.3242 2203.7083 C 2767.694 2173.2078 2871.2566 2090.2075 3025.9414 2090.2075 C 3141.0256 2090.2075 3201.8242 2112.635 3201.8242 2155.084 C 3201.8242 2195.1526 3287.0427 2275.4158 3329.5845 2275.4158 C 3346.6287 2275.4158 3360.5742 2257.5566 3360.5742 2235.7283 C 3360.5742 2213.9014 3363.5508 2195.913 3367.1887 2195.755 C 3370.8267 2195.5981 3430.3567 2178.3076 3499.477 2157.3335 C 3619.2805 2120.9807 3628.2847 2121.9207 3692.2278 2177.4646 C 3753.703 2230.8625 3756.0374 2240.3435 3720.1782 2290.993 C 3687.2302 2337.5308 3656.1003 2345.56 3523.037 2341.8506 L 3365.0225 2337.4436 L 3326.1426 2436.4216 C 3277.8232 2559.431 3111.18 2645.6611 2769.7869 2724.3096 C 2536.5066 2778.0513 2488.6562 2782.673 2401.4597 2759.8855 z M 6222.7476 2301.6658 C 6120.596 2238.5947 6124.2197 2201.961 6239.254 2134.7766 L 6322.332 2086.2573 L 6442.446 2186.66 C 6508.5083 2241.8826 6558.5337 2299.3257 6553.6133 2314.3135 C 6536.1577 2367.4805 6315.6934 2359.0525 6222.7476 2301.6658 z" svg:height="59.531254mm" draw:style-name="style-4" svg:viewBox="0.0 0.0 7937.865 5953.1255" svg:width="79.378654mm" svg:x="106.32947mm" svg:y="134.03053mm"/>
              <draw:path svg:d="M 2.074728 5753.025 L 2.074728 5553.166 L 524.6268 5564.0327 C 812.0305 5570.0093 1190.0538 5589.2524 1364.6788 5606.7964 C 1750.3074 5645.5376 3433.9722 5657.2603 4189.106 5626.4624 C 4562.256 5611.244 4738.116 5612.7925 4738.116 5631.2944 C 4738.116 5646.2676 4714.3037 5666.074 4685.1997 5675.313 C 4603.116 5701.3643 4622.855 5742.021 4709.202 5724.751 C 4772.0327 5712.1855 4794.399 5721.9995 4831.308 5778.33 C 4882.9146 5857.0913 4928.139 5865.563 4977.768 5805.7637 C 4997.3276 5782.196 5034.8076 5770.141 5064.4365 5777.889 C 5093.1484 5785.3984 5147.89 5775.3813 5186.0845 5755.631 C 5245.259 5725.031 5411.0557 5703.916 5524.4062 5712.546 C 5542.132 5713.896 5573.3906 5746.98 5593.8696 5786.067 L 5631.105 5857.132 L 5667.225 5799.296 C 5687.091 5767.4844 5720.005 5741.459 5740.3657 5741.459 C 5782.3384 5741.459 5847.259 5665.7676 5848.525 5615.354 C 5848.9873 5596.9277 5807.187 5561.738 5755.634 5537.1543 C 5688.1406 5504.9697 5664.07 5477.7524 5669.6445 5439.927 C 5681.252 5361.172 5887.441 5354.1357 5941.046 5430.667 C 5970.3633 5472.525 5987.6426 5478.387 6014.935 5455.737 C 6034.527 5439.4766 6075.6255 5432.7275 6106.2656 5440.7407 C 6143.241 5450.4106 6182.6895 5434.593 6223.58 5393.702 C 6257.4644 5359.819 6307.07 5335.8022 6333.8154 5340.3335 C 6365.2456 5345.6577 6387.6587 5328.632 6397.188 5292.1904 C 6410.706 5240.496 6423.7666 5237.2876 6554.2812 5253.5947 C 6714.8057 5273.6514 6866.8984 5229.1113 6843.7637 5168.8228 C 6820.423 5107.998 6904.5425 5128.8833 6965.5625 5199.063 C 6997.195 5235.4434 7040.482 5265.209 7061.7563 5265.209 C 7083.0312 5265.209 7200.4526 5308.1665 7322.695 5360.67 C 7529.0146 5449.2866 7553.3013 5454.03 7661.376 5426.8154 C 7725.4077 5410.6924 7814.198 5397.5005 7858.686 5397.5005 L 7939.574 5397.5005 L 7939.574 5670.5845 L 7939.574 5943.667 L 7803.1543 5949.8926 C 7713.8394 5953.9683 7659.1636 5944.1807 7644.8096 5921.548 C 7628.043 5895.1123 7622.789 5894.7603 7622.4795 5920.0527 C 7621.906 5966.915 7075.5566 5967.2188 7059.938 5920.363 C 7051.2646 5894.342 7034.259 5894.3257 6977.288 5920.2837 C 6921.5317 5945.6875 6136.917 5952.956 3453.817 5952.924 L 2.074728 5952.8833 L 2.074728 5753.025 z M 7297.96 5857.0737 C 7388.4033 5832.8354 7369.0728 5794.3755 7266.448 5794.3755 C 7177.41 5794.3755 7130.4233 5823.0703 7164.1826 5856.8296 C 7185.0566 5877.7036 7220.735 5877.77 7297.96 5857.0737 z M 6315.1426 5589.874 C 6288.2476 5562.978 6266.0566 5603.4697 6288.123 5639.177 C 6304.793 5666.1484 6311.025 5666.1694 6319.9873 5639.283 C 6326.115 5620.8994 6323.935 5598.6655 6315.1426 5589.874 z M 6722.491 5609.167 C 6722.491 5594.614 6711.2876 5582.709 6697.594 5582.709 C 6683.901 5582.709 6665.3384 5594.614 6656.345 5609.167 C 6647.351 5623.7188 6658.555 5635.6255 6681.242 5635.6255 C 6703.9287 5635.6255 6722.491 5623.7188 6722.491 5609.167 z M 6304.671 5519.3247 C 6314.979 5503.497 6312.613 5479.7466 6299.4146 5466.5483 C 6272.4434 5439.578 6140.4077 5514.9883 6140.4077 5557.3647 C 6140.4077 5590.7427 6279.071 5558.6323 6304.671 5519.3247 z M 7304.574 5556.2505 C 7304.574 5541.6973 7292.668 5529.792 7278.116 5529.792 C 7263.5645 5529.792 7251.6577 5541.6973 7251.6577 5556.2505 C 7251.6577 5570.8022 7263.5645 5582.709 7278.116 5582.709 C 7292.668 5582.709 7304.574 5570.8022 7304.574 5556.2505 z M 7192.0947 5519.3955 C 7165.7256 5499.379 7114.4253 5490.444 7073.032 5498.6587 L 7000.3037 5513.094 L 7066.449 5532.0337 C 7102.8296 5542.451 7156.4077 5551.782 7185.5117 5552.7705 C 7235.09 5554.453 7235.505 5552.347 7192.0947 5519.3955 z M 6481.355 5428.9165 C 6353.8086 5419.1787 6320.1196 5440.9893 6387.0796 5489.951 C 6427.7246 5519.672 6447.269 5518.3037 6512.458 5481.1743 L 6589.686 5437.188 L 6481.355 5428.9165 z M 4963.012 5635.6255 C 4920.7554 5617.4663 4930.397 5612.5117 5010.8755 5611.026 C 5071.726 5609.904 5105.1772 5619.6494 5095.3037 5635.6255 C 5075.99 5666.8735 5035.732 5666.8735 4963.012 5635.6255 z M 35.147644 3554.3525 C -11.716016 3535.4421 -11.716016 2947.7197 35.147644 2925.8508 C 61.605976 2913.5034 61.605976 2907.3296 35.147644 2894.9822 C 9.283589 2882.9126 2.074728 2565.7227 2.074728 1439.7739 L 2.074728 0.0 L 3970.8245 0.0 L 7939.574 0.0 L 7939.574 711.28973 C 7939.574 1388.6127 7937.1665 1423.2085 7889.1484 1435.7642 C 7861.4155 1443.0166 7804.8604 1426.6255 7763.4717 1399.3372 C 7629.8354 1311.2305 7209.2886 1355.9468 7000.3037 1480.4854 C 6956.6475 1506.4995 6888.1865 1535.4949 6848.168 1544.9177 C 6801.6133 1555.8796 6775.4077 1579.4506 6775.4077 1610.3611 C 6775.4077 1677.1367 6698.212 1740.1093 6603.4287 1750.6512 C 6540.088 1757.6954 6518.986 1776.6849 6498.9688 1844.649 C 6467.873 1950.2289 6423.637 1968.918 6325.2534 1918.0409 C 6237.8096 1872.8224 6143.406 1867.6144 6055.663 1903.1694 C 6022.236 1916.7135 5964.57 1934.1914 5927.516 1942.0074 C 5890.4624 1949.8236 5816.335 1995.2955 5762.7886 2043.0575 C 5672.6133 2123.4888 5665.093 2141.6077 5660.848 2288.645 C 5658.328 2375.9587 5664.064 2465.2556 5673.595 2487.0823 C 5687.0537 2517.904 5669.13 2527.9036 5593.373 2531.839 C 5517.554 2535.7778 5478.493 2519.9648 5418.043 2460.863 C 5319.103 2364.1313 5159.491 2332.6523 5068.906 2392.0059 C 4989.0117 2444.354 4757.651 2447.5725 4677.654 2397.448 C 4645.424 2377.254 4575.602 2353.1257 4522.4937 2343.832 C 4334.9736 2311.0144 4345.359 2263.3962 4562.849 2158.7869 C 4671.5244 2106.516 4791.136 2063.749 4828.6533 2063.749 C 4906.9043 2063.749 4923.5513 1986.5428 4857.1787 1931.4574 C 4835.35 1913.3416 4817.491 1888.0718 4817.491 1875.3013 C 4817.491 1862.5308 4835.35 1852.0824 4857.1787 1852.0824 C 4879.0073 1852.0824 4896.866 1840.1775 4896.866 1825.6241 C 4896.866 1811.0724 4884.9595 1799.1658 4870.4077 1799.1658 C 4855.856 1799.1658 4843.9497 1784.0149 4843.9497 1765.4954 C 4843.9497 1727.8232 4977.5728 1653.2396 5088.689 1628.8936 C 5194.372 1605.7361 5191.665 1489.4463 5084.5737 1452.115 C 5037.3467 1435.6511 4994.624 1393.7561 4973.803 1343.4895 C 4928.9917 1235.3048 4785.675 1105.1287 4603.351 1007.00323 C 4479.722 940.4666 4419.588 925.9649 4238.0977 918.92725 C 4048.6292 911.5779 4009.359 901.34106 3931.099 838.8966 C 3821.9636 751.81537 3796.8372 750.6817 3679.31 827.5472 C 3628.6377 860.68787 3541.1963 903.6132 3484.9963 922.93536 C 3391.5696 955.0571 3376.357 953.2953 3307.4736 902.36816 C 3200.4363 823.2305 3062.864 828.5629 2995.293 914.4653 C 2933.6702 992.80676 2890.9336 1111.4138 2876.721 1243.5408 C 2871.2424 1294.4744 2856.2136 1335.5781 2843.3235 1334.8854 C 2830.4336 1334.1909 2754.4026 1324.4305 2674.3662 1313.1942 C 2482.0508 1286.1932 2354.5513 1338.6383 2264.077 1481.9597 C 2198.552 1585.7583 2194.8535 1587.4991 2039.9655 1587.4991 C 1908.0613 1587.4991 1877.7426 1596.3488 1853.3275 1641.9677 C 1837.2944 1671.9254 1831.6981 1730.6815 1840.8909 1772.5363 C 1858.8783 1854.4321 1785.5696 1957.9158 1709.5681 1957.9158 C 1688.252 1957.9158 1657.9862 1981.8807 1642.3113 2011.1699 C 1619.0831 2054.5718 1604.0432 2059.195 1561.0061 2036.162 C 1489.4067 1997.8439 1417.0446 2025.2452 1288.0665 2139.5164 C 1150.4153 2261.4712 1077.819 2301.874 996.34357 2301.874 C 960.71326 2301.874 900.1931 2313.8018 861.85406 2328.3777 C 781.9312 2358.765 509.09296 2574.9888 457.21548 2649.0542 C 438.0712 2676.3877 393.02225 2698.749 357.10715 2698.749 C 275.59384 2698.749 233.12389 2793.467 235.50462 2969.947 C 236.43703 3039.0706 226.25656 3095.624 212.88106 3095.624 C 199.50554 3095.624 151.1249 3118.3923 105.36824 3146.2185 L 22.174437 3196.8113 L 98.11416 3235.7205 C 139.88103 3257.1194 236.56178 3283.0947 312.9601 3293.443 C 389.3585 3303.7913 451.86636 3320.6653 451.86636 3330.9407 C 451.86636 3368.7825 386.73328 3413.124 331.15042 3413.124 C 299.68152 3413.124 228.98814 3448.8438 174.05388 3492.499 C 119.11962 3536.156 72.83409 3570.934 71.197 3569.786 C 69.559906 3568.6377 53.337746 3561.6921 35.147644 3554.3525 z M 7429.776 1198.7567 C 7443.7334 1156.7632 7289.6577 1132.409 7174.2607 1158.3684 C 7008.243 1195.7158 7047.372 1240.6501 7241.2183 1235.2612 C 7351.6646 1232.1914 7423.27 1218.3291 7429.776 1198.7567 z M 3780.8418 348.50018 C 3785.492 316.89844 3778.0203 291.04083 3764.2378 291.04083 C 3723.6538 291.04083 3673.687 365.6067 3693.159 397.1132 C 3720.4531 441.27554 3771.3418 413.0618 3780.8418 348.50018 z M 7612.5063 3320.5198 C 7603.7324 3297.6545 7564.198 3280.8323 7519.235 3280.8323 C 7389.7 3280.8323 7357.491 3256.559 7357.491 3158.9407 C 7357.491 3078.9536 7349.67 3069.1658 7285.751 3069.1658 C 7217.4375 3069.1658 7218.773 3066.7385 7313.7056 3018.3386 C 7422.19 2963.0303 7396.992 2957.5867 7679.7935 3097.4343 C 7784.2715 3149.098 7814.296 3153.839 7871.6167 3127.7231 C 7936.4277 3098.1934 7939.574 3100.4622 7939.574 3176.727 C 7939.574 3225.5645 7926.6987 3254.8682 7906.5015 3252.0034 C 7840.5205 3242.6467 7696.5693 3289.2234 7683.1157 3324.2825 C 7664.9116 3371.7214 7631.4697 3369.9387 7612.5063 3320.5198 z M 6279.314 2292.3528 C 6201.6226 2253.8748 6204.134 2232.164 6288.7305 2210.9316 C 6364.266 2191.973 6497.3604 2259.4446 6470.4185 2303.0369 C 6450.366 2335.4814 6355.713 2330.1895 6279.314 2292.3528 z" svg:height="59.553524mm" draw:style-name="style-5" svg:viewBox="0.0 0.0 7939.5747 5955.3525" svg:width="79.395744mm" svg:x="106.31238mm" svg:y="134.03053mm"/>
            </draw:g>
          </draw:g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/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278.43747mm" fo:page-width="196.87498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